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02e18b" officeooo:paragraph-rsid="0002e18b" style:font-size-asian="14pt" style:font-size-complex="14pt"/>
    </style:style>
    <style:style style:name="P2" style:family="paragraph" style:parent-style-name="Header">
      <style:text-properties fo:font-size="18pt" officeooo:rsid="0002e18b" officeooo:paragraph-rsid="0002e18b" style:font-size-asian="18pt" style:font-size-complex="18pt"/>
    </style:style>
    <style:style style:name="P3" style:family="paragraph" style:parent-style-name="Standard">
      <style:text-properties fo:font-size="14pt" officeooo:rsid="0004a324" officeooo:paragraph-rsid="0004a324" style:font-size-asian="12.25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02e18b" officeooo:paragraph-rsid="0002e18b" style:font-size-asian="14pt" style:font-size-complex="14pt"/>
    </style:style>
    <style:style style:name="T1" style:family="text">
      <style:text-properties officeooo:rsid="0002e18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Sr. Jaume Pons Coll</text:p>
      <text:p text:style-name="P4">Gerent de la fàbrica <text:span text:style-name="T1">XEROX</text:span>, SL</text:p>
      <text:p text:style-name="P4">Carrer del Riu, 11</text:p>
      <text:p text:style-name="P1">IES JOAN RAMIS I RAMIS</text:p>
      <text:p text:style-name="P5">MAO</text:p>
      <text:p text:style-name="P5"/>
      <text:p text:style-name="P5"/>
      <text:p text:style-name="P3">BON DIA</text:p>
      <text:p text:style-name="P3"/>
      <text:p text:style-name="P3">El Institut de ies joan ramis i ramis vol comrar dos impresoras multi funcions per el cap de estudis i la biblioteca.</text:p>
      <text:p text:style-name="P3"/>
      <text:p text:style-name="P3">Gracias per la atencio esperam la vostra resposta</text:p>
      <text:p text:style-name="P3"/>
      <text:p text:style-name="P3">[Firma Cap De estudis]</text:p>
      <text:p text:style-name="P3"/>
      <text:p text:style-name="P3">“NOM de el Cap de estudis”</text:p>
      <text:p text:style-name="P3"/>
      <text:p text:style-name="P3">Propietària de Joan Carreras</text:p>
      <text:p text:style-name="P3"/>
      <text:p text:style-name="P3">Mao, 10 de Novembra de 2023</text:p>
      <text:p text:style-name="P3"/>
      <text:p text:style-name="P3">PD: Us retornam els catàlegs que ens vau prest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officeooo:rsid="0002e18b" officeooo:paragraph-rsid="0002e18b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JOAN RAMIS I RAMI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33:05.632067046</meta:creation-date>
    <dc:date>2023-11-10T09:53:42.341326074</dc:date>
    <meta:editing-duration>PT16S</meta:editing-duration>
    <meta:editing-cycles>1</meta:editing-cycles>
    <meta:document-statistic meta:table-count="0" meta:image-count="0" meta:object-count="0" meta:page-count="1" meta:paragraph-count="14" meta:word-count="86" meta:character-count="439" meta:non-whitespace-character-count="367"/>
    <meta:generator>LibreOffice/7.3.7.2$Linux_X86_64 LibreOffice_project/30$Build-2</meta:generator>
  </office:meta>
</office:document-meta>
</file>